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/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5" office:value-type="string" calcext:value-type="string">
            <text:p>I Wanna Be Your Vacuum Cleaner</text:p>
          </table:table-cell>
          <table:table-cell table:style-name="ce15" office:value-type="string" calcext:value-type="string">
            <text:p>Don’t Touch Me, I’m a Real Live W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paceship</text:p>
          </table:table-cell>
          <table:table-cell table:style-name="ce8" office:value-type="string" calcext:value-type="string">
            <text:p>Stop &amp; Go Space Station</text:p>
          </table:table-cell>
          <table:table-cell table:style-name="ce15" office:value-type="string" calcext:value-type="string">
            <text:p>Cometropoli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Default" office:value-type="string" calcext:value-type="string">
            <text:p>Mind Your Manors</text:p>
          </table:table-cell>
          <table:table-cell office:value-type="string" calcext:value-type="string">
            <text:p>Foggy Forest</text:p>
          </table:table-cell>
          <table:table-cell office:value-type="string" calcext:value-type="string">
            <text:p>Carnival Capitalism Zone</text:p>
          </table:table-cell>
          <table:table-cell office:value-type="string" calcext:value-type="string">
            <text:p>Graveyard Sa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  <table:table-cell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office:value-type="string" calcext:value-type="string">
            <text:p>green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5:40:05.776339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10-12T16:19:48.962215957</dc:date>
    <meta:editing-duration>P5DT2H36M17S</meta:editing-duration>
    <meta:editing-cycles>245</meta:editing-cycles>
    <meta:generator>LibreOffice/6.4.6.2$Linux_X86_64 LibreOffice_project/40$Build-2</meta:generator>
    <meta:document-statistic meta:table-count="2" meta:cell-count="217" meta:object-count="0"/>
  </office:meta>
</office:document-meta>
</file>